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e6a" officeooo:paragraph-rsid="00159e6a"/>
    </style:style>
    <style:style style:name="P2" style:family="paragraph" style:parent-style-name="Standard">
      <style:text-properties officeooo:rsid="00189ce9" officeooo:paragraph-rsid="00189ce9"/>
    </style:style>
    <style:style style:name="P3" style:family="paragraph" style:parent-style-name="Standard">
      <style:text-properties officeooo:rsid="001a4b43" officeooo:paragraph-rsid="001a4b43"/>
    </style:style>
    <style:style style:name="P4" style:family="paragraph" style:parent-style-name="Standard">
      <style:text-properties officeooo:rsid="001abeb8" officeooo:paragraph-rsid="001abeb8"/>
    </style:style>
    <style:style style:name="P5" style:family="paragraph" style:parent-style-name="Standard">
      <style:text-properties officeooo:rsid="001adc5c" officeooo:paragraph-rsid="001adc5c"/>
    </style:style>
    <style:style style:name="P6" style:family="paragraph" style:parent-style-name="Standard">
      <style:text-properties officeooo:rsid="001f1797" officeooo:paragraph-rsid="001f1797"/>
    </style:style>
    <style:style style:name="P7" style:family="paragraph" style:parent-style-name="Standard">
      <style:text-properties officeooo:rsid="001f1797" officeooo:paragraph-rsid="0023c252"/>
    </style:style>
    <style:style style:name="P8" style:family="paragraph" style:parent-style-name="Standard">
      <style:text-properties officeooo:rsid="00219ab6" officeooo:paragraph-rsid="00219ab6"/>
    </style:style>
    <style:style style:name="P9" style:family="paragraph" style:parent-style-name="Standard">
      <style:text-properties officeooo:rsid="00219ab6" officeooo:paragraph-rsid="0025a189"/>
    </style:style>
    <style:style style:name="P10" style:family="paragraph" style:parent-style-name="Standard">
      <style:text-properties officeooo:rsid="0023c252" officeooo:paragraph-rsid="0023c252"/>
    </style:style>
    <style:style style:name="P11" style:family="paragraph" style:parent-style-name="Standard">
      <style:text-properties officeooo:rsid="0025a189" officeooo:paragraph-rsid="0025a189"/>
    </style:style>
    <style:style style:name="P12" style:family="paragraph" style:parent-style-name="Standard">
      <style:text-properties officeooo:rsid="001a4b43" officeooo:paragraph-rsid="001a4b43"/>
    </style:style>
    <style:style style:name="P13" style:family="paragraph" style:parent-style-name="Standard">
      <style:text-properties officeooo:rsid="001a4b43" officeooo:paragraph-rsid="002b6c56"/>
    </style:style>
    <style:style style:name="P14" style:family="paragraph" style:parent-style-name="Standard">
      <style:text-properties officeooo:rsid="002b6c56" officeooo:paragraph-rsid="002b6c56"/>
    </style:style>
    <style:style style:name="P15" style:family="paragraph" style:parent-style-name="Standard">
      <style:text-properties officeooo:rsid="001abeb8" officeooo:paragraph-rsid="001abeb8"/>
    </style:style>
    <style:style style:name="T1" style:family="text">
      <style:text-properties style:text-position="super 58%"/>
    </style:style>
    <style:style style:name="T2" style:family="text">
      <style:text-properties officeooo:rsid="001adc5c"/>
    </style:style>
    <style:style style:name="T3" style:family="text">
      <style:text-properties officeooo:rsid="001ba58f"/>
    </style:style>
    <style:style style:name="T4" style:family="text">
      <style:text-properties officeooo:rsid="00219ab6"/>
    </style:style>
    <style:style style:name="T5" style:family="text">
      <style:text-properties style:text-position="0% 100%"/>
    </style:style>
    <style:style style:name="T6" style:family="text">
      <style:text-properties officeooo:rsid="0023c252"/>
    </style:style>
    <style:style style:name="T7" style:family="text">
      <style:text-properties officeooo:rsid="002754d0"/>
    </style:style>
    <style:style style:name="T8" style:family="text">
      <style:text-properties officeooo:rsid="002b6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fonctionne un tournoi de tennis ?</text:p>
      <text:p text:style-name="P1"/>
      <text:p text:style-name="P2"/>
      <text:p text:style-name="P5">Au meilleurs des 3 sets 6 jeux avec 2 jeux d’écarts 7 jeux s’<text:span text:style-name="T3">il y a</text:span> 5 <text:span text:style-name="T3">jeux à</text:span>-5 si <text:span text:style-name="T3">c’est</text:span> 6-6 c’est tie break en 7 points avec 2 points d’écarts</text:p>
      <text:p text:style-name="P2"/>
      <text:p text:style-name="P3"/>
      <text:p text:style-name="P14">Le classement est celui-ci :</text:p>
      <text:p text:style-name="P3">non classés </text:p>
      <text:p text:style-name="P3">4eme séries</text:p>
      <text:p text:style-name="P3">3 <text:span text:style-name="T2">eme </text:span>séries</text:p>
      <text:p text:style-name="P3">2 eme séries</text:p>
      <text:p text:style-name="P3"/>
      <text:p text:style-name="P3">L<text:span text:style-name="T8">es catégories sont ceux-là :</text:span></text:p>
      <text:p text:style-name="P3"/>
      <text:p text:style-name="P13">jeunes 10-12</text:p>
      <text:p text:style-name="P13"><text:span text:style-name="T8">jeunes </text:span>13-14</text:p>
      <text:p text:style-name="P13"><text:span text:style-name="T8">jeunes </text:span>15-16</text:p>
      <text:p text:style-name="P13"><text:span text:style-name="T8">jeunes 17-18</text:span></text:p>
      <text:p text:style-name="P3"/>
      <text:p text:style-name="P13"><text:span text:style-name="T3">séniors </text:span>+ 30</text:p>
      <text:p text:style-name="P13"><text:span text:style-name="T8">séniors +</text:span>35</text:p>
      <text:p text:style-name="P13"><text:span text:style-name="T8">séniors +</text:span>40</text:p>
      <text:p text:style-name="P13"><text:span text:style-name="T8">séniors +</text:span>45</text:p>
      <text:p text:style-name="P13"><text:span text:style-name="T8">séniors +</text:span>50</text:p>
      <text:p text:style-name="P13"><text:span text:style-name="T8">séniors +</text:span>55</text:p>
      <text:p text:style-name="P3"/>
      <text:p text:style-name="P3">simple <text:span text:style-name="T8">jeunes </text:span>messieurs <text:span text:style-name="T8">ou</text:span> dames</text:p>
      <text:p text:style-name="P14">simple sénior +30 messieurs ou dames</text:p>
      <text:p text:style-name="P14"/>
      <text:p text:style-name="P14"/>
      <text:p text:style-name="P4">en fonction des joueurs on utilise des tours jusqu’en quart de finale</text:p>
      <text:p text:style-name="P14">exemple si la compétition réunit 64 joueurs on aura : </text:p>
      <text:p text:style-name="P14">1<text:span text:style-name="T1">er</text:span> tour </text:p>
      <text:p text:style-name="P14">2eme tour </text:p>
      <text:p text:style-name="P14">3eme tour </text:p>
      <text:p text:style-name="P14">quart de finale </text:p>
      <text:p text:style-name="P14">demi finale </text:p>
      <text:p text:style-name="P14">fina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Base de données</text:p>
      <text:p text:style-name="P6"/>
      <text:p text:style-name="P6">id : clé primaire</text:p>
      <text:p text:style-name="P6"><text:span text:style-name="T6">prenom + nom</text:span> varchar(50) : nom <text:span text:style-name="T6">adversaire</text:span></text:p>
      <text:p text:style-name="P8">1<text:span text:style-name="T1">er</text:span> Set → 7-6 maximum</text:p>
      <text:p text:style-name="P11">Score Joueur</text:p>
      <text:p text:style-name="P11">Score Adversaire</text:p>
      <text:p text:style-name="P8">2nd Set → 7-6 maximum</text:p>
      <text:p text:style-name="P11">Score Joueur</text:p>
      <text:p text:style-name="P11">Score Adversaire</text:p>
      <text:p text:style-name="P9">3rd Set – 7-6 maximum<text:tab/></text:p>
      <text:p text:style-name="P11">Score Joueur</text:p>
      <text:p text:style-name="P11">Score Adversaire</text:p>
      <text:p text:style-name="P6">résultat <text:span text:style-name="T4">(Gagnant ou perdant)</text:span></text:p>
      <text:p text:style-name="P10">Lieu <text:span text:style-name="T7">(Varchar)</text:span></text:p>
      <text:p text:style-name="P10">Date <text:span text:style-name="T7">(Date)</text:span></text:p>
      <text:p text:style-name="P10">Heure <text:span text:style-name="T7">(Time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23:56.542000000</meta:creation-date>
    <meta:editing-duration>PT6M24S</meta:editing-duration>
    <meta:editing-cycles>3</meta:editing-cycles>
    <meta:generator>LibreOffice/5.2.6.2$Windows_x86 LibreOffice_project/a3100ed2409ebf1c212f5048fbe377c281438fdc</meta:generator>
    <dc:date>2017-04-21T10:30:16.875000000</dc:date>
    <meta:document-statistic meta:table-count="0" meta:image-count="0" meta:object-count="0" meta:page-count="2" meta:paragraph-count="44" meta:word-count="175" meta:character-count="943" meta:non-whitespace-character-count="803"/>
  </office:meta>
</office:document-meta>
</file>